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75cm" fo:min-width="19.5cm"/>
    </style:style>
    <style:style style:name="P1" style:family="paragraph">
      <style:paragraph-properties fo:margin-top="0cm" fo:margin-bottom="0cm" fo:text-align="center"/>
      <style:text-properties fo:font-family="'Bitstream Vera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family="'Bitstream Vera Sans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cm" svg:height="10cm" svg:x="0cm" svg:y="0cm">
          <draw:text-box>
            <text:p text:style-name="P1"><text:span text:style-name="T1">The Pirate </text:span></text:p>
            <text:p text:style-name="P1"><text:span text:style-name="T1">Copyright 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ootnote_20_Symbol" style:display-name="Foot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Symbol" style:display-name="End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23T15:30:03.76</meta:creation-date>
    <dc:date>2011-09-04T09:30:04.57</dc:date>
    <meta:editing-duration>PT00H32M15S</meta:editing-duration>
    <meta:editing-cycles>4</meta:editing-cycles>
    <meta:generator>OpenOffice.org/3.0$Win32 OpenOffice.org_project/300m15$Build-9379</meta:generator>
    <dc:creator>Andreas Popp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